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[COMMISSIONED WORK]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nasonic Business 28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Pins ID</text:p>
          </table:table-cell>
          <table:table-cell office:value-type="string" calcext:value-type="string">
            <text:p>Row (Diode)</text:p>
          </table:table-cell>
          <table:table-cell office:value-type="string" calcext:value-type="string">
            <text:p>Colum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K Pip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_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+=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K Hash Tild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ckspac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TRL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;: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 Egu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shift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?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shift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t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ps Lock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C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C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C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g Up</text:p>
          </table:table-cell>
          <table:table-cell office:value-type="string" calcext:value-type="string">
            <text:p>C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g Down</text:p>
          </table:table-cell>
          <table:table-cell office:value-type="string" calcext:value-type="string">
            <text:p>C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C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C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C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C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C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cape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m Lock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croll Lock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int Screen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-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um+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um.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m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m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um7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D Position</text:p>
          </table:table-cell>
          <table:table-cell office:value-type="string" calcext:value-type="string">
            <text:p>D Array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From 0 to 6</text:p>
          </table:table-cell>
        </table:table-row>
        <table:table-row table:style-name="ro1">
          <table:table-cell office:value-type="string" calcext:value-type="string">
            <text:p>Caps Loc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0 Being on VCC Line</text:p>
          </table:table-cell>
        </table:table-row>
        <table:table-row table:style-name="ro1">
          <table:table-cell office:value-type="string" calcext:value-type="string">
            <text:p>Num Lock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DN</text:p>
          </table:table-cell>
          <table:table-cell/>
        </table:table-row>
        <table:table-row table:style-name="ro1">
          <table:table-cell office:value-type="string" calcext:value-type="string">
            <text:p>Scroll Lock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GD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20:29:45.159057799</meta:creation-date>
    <dc:date>2022-02-24T23:17:35.525951459</dc:date>
    <meta:editing-duration>PT1H36M48S</meta:editing-duration>
    <meta:editing-cycles>4</meta:editing-cycles>
    <meta:generator>LibreOffice/7.3.0.3$Linux_X86_64 LibreOffice_project/30$Build-3</meta:generator>
    <meta:document-statistic meta:table-count="1" meta:cell-count="400" meta:object-count="0"/>
  </office:meta>
</office:document-meta>
</file>